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T4" style:parent-style-name="Absatz-Standardschriftart" style:family="text">
      <style:text-properties fo:color="#000000"/>
    </style:style>
    <style:style style:name="P5" style:parent-style-name="Standard" style:family="paragraph">
      <style:paragraph-properties fo:text-align="center"/>
    </style:style>
    <style:style style:name="P6" style:parent-style-name="Standard" style:family="paragraph">
      <style:paragraph-properties fo:text-align="end"/>
    </style:style>
    <style:style style:name="P7" style:parent-style-name="Standard" style:family="paragraph">
      <style:text-properties fo:font-weight="bold" style:font-weight-asian="bold" style:font-weight-complex="bold"/>
    </style:style>
  </office:automatic-styles>
  <office:body>
    <office:text text:use-soft-page-breaks="true">
      <text:p text:style-name="P1">Kinzl Emil</text:p>
      <text:p text:style-name="P2">Hopfengasse 28, 4722 Peuerbach</text:p>
      <text:p text:style-name="P3"><text:span text:style-name="T4">E-Mail:<text:s/></text:span><text:a xlink:href="mailto:kinzl.emil@eclipso.at" office:target-frame-name="_top" xlink:show="replace"><text:span text:style-name="Hyperlink">kinzl.emil@eclipso.at</text:span></text:a></text:p>
      <text:p text:style-name="P5">Tel: 0660/8233280</text:p>
      <text:p text:style-name="Standard"/>
      <text:p text:style-name="P6">Peuerbach, 02.11.2021</text:p>
      <text:p text:style-name="P7">Bewerbung für 4-wöchiges Praktikum (4. bis 29. Juli 2022) bei der Firma<text:s/>Schauer</text:p>
      <text:p text:style-name="Standard">Sehr geehrte Damen und Herren,</text:p>
      <text:p text:style-name="Standard">im Zuge des Karrieretages an der HTBLA Grieskirchen im Jahre 2020 bin ich auf die Firma<text:s/>Schauer<text:s/>aufmerksam geworden und fand den Auftritt sehr interessant.</text:p>
      <text:p text:style-name="Standard"/>
      <text:p text:style-name="Standard">Im Rahmen meiner Schulausbildung der HTL Grieskirchen Fachrichtung Informatik benötige ich ein insgesamt 8-wöchiges Praktikum zum Umsetzen meiner theoretisch erlernten Kenntnisse in die Praxis und deshalb möchte ich mich bei der Firma<text:s/>Schauer<text:s/>bewerben. Im Sommer 2021 durfte ich ein 4-wöchiges Praktikum bei der Firma Aspöck absolvieren und erste berufliche Erfahrungen sammeln. Ich bin 16 Jahre alt und besuche derzeit die 3. Klasse der HTBLA Grieskirchen Informatik. Einen Grundlagen Kurs in SAP absolviere ich außerdem gerade in diesem Schuljahr.</text:p>
      <text:p text:style-name="Standard"/>
      <text:p text:style-name="Standard">Mein Wissen würde ich sehr gerne vertiefen in den Gegenständen Programmieren oder Buchhaltung. Miterleben zu dürfen wie Softwareprogramme in der Realität entwickelt, programmiert und umgesetzt werden, wäre eine bereichernde Erfahrung für mich. Ich würde mich freuen, mit<text:s/>meinem bereits erstandenen Wissen und meiner Kreativität unterstützend in Ihrem Unternehmen mitwirken zu können. Meine Begeisterung für Technik und Wirtschaft sowie mein Eifer und Engagement sind Ihnen dabei sicher.<text:s/></text:p>
      <text:p text:style-name="Standard"/>
      <text:p text:style-name="Standard">Vorzugsweise würde ich den Zeitraum von 4. bis 29. Juli 2022 wählen. Dazu kann ich auch schon die letzte Schulwoche für das Praktikum nutzen.</text:p>
      <text:p text:style-name="Standard">Gerne kann ich auch zu einem persönlichen Vorstellungstermin zu Ihnen kommen. Für Ihre Rückmeldung kontaktieren Sie mich gerne per E-Mail oder der<text:s/>oben angeführten Telefonnummer.</text:p>
      <text:p text:style-name="Standard">Mit freundlichen Grüßen</text:p>
      <text:p text:style-name="Standard">Emil Kinzl</text:p>
      <text:p text:style-name="Standard"/>
      <text:p text:style-name="Standard"/>
      <text:p text:style-name="Standard"/>
      <text:p text:style-name="Standard"/>
      <text:p text:style-name="Standard">Beilagen: Zeugnisse, Lebenslauf</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oi ga</meta:initial-creator>
    <dc:creator>Kinzl Emil</dc:creator>
    <meta:creation-date>2021-10-21T09:44:00Z</meta:creation-date>
    <dc:date>2021-11-02T14:57:00Z</dc:date>
    <meta:template xlink:href="Normal.dotm" xlink:type="simple"/>
    <meta:editing-cycles>9</meta:editing-cycles>
    <meta:editing-duration>PT0S</meta:editing-duration>
    <meta:document-statistic meta:page-count="1" meta:paragraph-count="3" meta:word-count="254" meta:character-count="1856" meta:row-count="13" meta:non-whitespace-character-count="1605"/>
  </office:meta>
</office:document-meta>
</file>